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Kniting to ODT</text:p>
      <text:p text:style-name="Author">@dataknut</text:p>
      <text:p text:style-name="Date">17/09/2019</text:p>
      <text:h text:style-name="Heading_20_1" text:outline-level="1"><text:bookmark-start text:name="knitting-to-ms-word"/>Knitting to MS Word<text:bookmark-end text:name="knitting-to-ms-word"/></text:h>
      <text:p text:style-name="First_20_paragraph">…does not always go according to plan…</text:p>
      <text:p text:style-name="Text_20_body">This is a table which we’d like as a prettified <text:span text:style-name="Source_Text">kableExtra::</text:span> table…</text:p>
      <text:p text:style-name="P1">df &lt;- mtcars</text:p>
      <text:p text:style-name="P2">library(kableExtra)</text:p>
      <text:p text:style-name="P3"/>
      <text:p text:style-name="P4">kableExtra::kable(df, caption = "mtcars table") %&gt;%</text:p>
      <text:p text:style-name="P5"><text:s text:c="2"/>kable_styling()</text:p>
      <text:p text:style-name="First_20_paragraph">mtcars table</text:p>
      <text:p text:style-name="Text_20_body">mpg</text:p>
      <text:p text:style-name="Text_20_body">cyl</text:p>
      <text:p text:style-name="Text_20_body">disp</text:p>
      <text:p text:style-name="Text_20_body">hp</text:p>
      <text:p text:style-name="Text_20_body">drat</text:p>
      <text:p text:style-name="Text_20_body">wt</text:p>
      <text:p text:style-name="Text_20_body">qsec</text:p>
      <text:p text:style-name="Text_20_body">vs</text:p>
      <text:p text:style-name="Text_20_body">am</text:p>
      <text:p text:style-name="Text_20_body">gear</text:p>
      <text:p text:style-name="Text_20_body">carb</text:p>
      <text:p text:style-name="Text_20_body">Mazda RX4</text:p>
      <text:p text:style-name="Text_20_body">21.0</text:p>
      <text:p text:style-name="Text_20_body">6</text:p>
      <text:p text:style-name="Text_20_body">160.0</text:p>
      <text:p text:style-name="Text_20_body">110</text:p>
      <text:p text:style-name="Text_20_body">3.90</text:p>
      <text:p text:style-name="Text_20_body">2.620</text:p>
      <text:p text:style-name="Text_20_body">16.46</text:p>
      <text:p text:style-name="Text_20_body">0</text:p>
      <text:p text:style-name="Text_20_body">1</text:p>
      <text:p text:style-name="Text_20_body">4</text:p>
      <text:p text:style-name="Text_20_body">4</text:p>
      <text:p text:style-name="Text_20_body">Mazda RX4 Wag</text:p>
      <text:p text:style-name="Text_20_body">21.0</text:p>
      <text:p text:style-name="Text_20_body">6</text:p>
      <text:p text:style-name="Text_20_body">160.0</text:p>
      <text:p text:style-name="Text_20_body">110</text:p>
      <text:p text:style-name="Text_20_body">3.90</text:p>
      <text:p text:style-name="Text_20_body">2.875</text:p>
      <text:p text:style-name="Text_20_body">17.02</text:p>
      <text:p text:style-name="Text_20_body">0</text:p>
      <text:p text:style-name="Text_20_body">1</text:p>
      <text:p text:style-name="Text_20_body">4</text:p>
      <text:p text:style-name="Text_20_body">4</text:p>
      <text:p text:style-name="Text_20_body">Datsun 710</text:p>
      <text:p text:style-name="Text_20_body">22.8</text:p>
      <text:p text:style-name="Text_20_body">4</text:p>
      <text:p text:style-name="Text_20_body">108.0</text:p>
      <text:p text:style-name="Text_20_body">93</text:p>
      <text:p text:style-name="Text_20_body">3.85</text:p>
      <text:p text:style-name="Text_20_body">2.320</text:p>
      <text:p text:style-name="Text_20_body">18.61</text:p>
      <text:p text:style-name="Text_20_body">1</text:p>
      <text:p text:style-name="Text_20_body">1</text:p>
      <text:p text:style-name="Text_20_body">4</text:p>
      <text:p text:style-name="Text_20_body">1</text:p>
      <text:p text:style-name="Text_20_body">Hornet 4 Drive</text:p>
      <text:p text:style-name="Text_20_body">21.4</text:p>
      <text:p text:style-name="Text_20_body">6</text:p>
      <text:p text:style-name="Text_20_body">258.0</text:p>
      <text:p text:style-name="Text_20_body">110</text:p>
      <text:p text:style-name="Text_20_body">3.08</text:p>
      <text:p text:style-name="Text_20_body">3.215</text:p>
      <text:p text:style-name="Text_20_body">19.44</text:p>
      <text:p text:style-name="Text_20_body">1</text:p>
      <text:p text:style-name="Text_20_body">0</text:p>
      <text:p text:style-name="Text_20_body">3</text:p>
      <text:p text:style-name="Text_20_body">1</text:p>
      <text:p text:style-name="Text_20_body">Hornet Sportabout</text:p>
      <text:p text:style-name="Text_20_body">18.7</text:p>
      <text:p text:style-name="Text_20_body">8</text:p>
      <text:p text:style-name="Text_20_body">360.0</text:p>
      <text:p text:style-name="Text_20_body">175</text:p>
      <text:p text:style-name="Text_20_body">3.15</text:p>
      <text:p text:style-name="Text_20_body">3.440</text:p>
      <text:p text:style-name="Text_20_body">17.02</text:p>
      <text:p text:style-name="Text_20_body">0</text:p>
      <text:p text:style-name="Text_20_body">0</text:p>
      <text:p text:style-name="Text_20_body">3</text:p>
      <text:p text:style-name="Text_20_body">2</text:p>
      <text:p text:style-name="Text_20_body">Valiant</text:p>
      <text:p text:style-name="Text_20_body">18.1</text:p>
      <text:p text:style-name="Text_20_body">6</text:p>
      <text:p text:style-name="Text_20_body">225.0</text:p>
      <text:p text:style-name="Text_20_body">105</text:p>
      <text:p text:style-name="Text_20_body">2.76</text:p>
      <text:p text:style-name="Text_20_body">3.460</text:p>
      <text:p text:style-name="Text_20_body">20.22</text:p>
      <text:p text:style-name="Text_20_body">1</text:p>
      <text:p text:style-name="Text_20_body">0</text:p>
      <text:p text:style-name="Text_20_body">3</text:p>
      <text:p text:style-name="Text_20_body">1</text:p>
      <text:p text:style-name="Text_20_body">Duster 360</text:p>
      <text:p text:style-name="Text_20_body">14.3</text:p>
      <text:p text:style-name="Text_20_body">8</text:p>
      <text:p text:style-name="Text_20_body">360.0</text:p>
      <text:p text:style-name="Text_20_body">245</text:p>
      <text:p text:style-name="Text_20_body">3.21</text:p>
      <text:p text:style-name="Text_20_body">3.570</text:p>
      <text:p text:style-name="Text_20_body">15.84</text:p>
      <text:p text:style-name="Text_20_body">0</text:p>
      <text:p text:style-name="Text_20_body">0</text:p>
      <text:p text:style-name="Text_20_body">3</text:p>
      <text:p text:style-name="Text_20_body">4</text:p>
      <text:p text:style-name="Text_20_body">Merc 240D</text:p>
      <text:p text:style-name="Text_20_body">24.4</text:p>
      <text:p text:style-name="Text_20_body">4</text:p>
      <text:p text:style-name="Text_20_body">146.7</text:p>
      <text:p text:style-name="Text_20_body">62</text:p>
      <text:p text:style-name="Text_20_body">3.69</text:p>
      <text:p text:style-name="Text_20_body">3.190</text:p>
      <text:p text:style-name="Text_20_body">20.00</text:p>
      <text:p text:style-name="Text_20_body">1</text:p>
      <text:p text:style-name="Text_20_body">0</text:p>
      <text:p text:style-name="Text_20_body">4</text:p>
      <text:p text:style-name="Text_20_body">2</text:p>
      <text:p text:style-name="Text_20_body">Merc 230</text:p>
      <text:p text:style-name="Text_20_body">22.8</text:p>
      <text:p text:style-name="Text_20_body">4</text:p>
      <text:p text:style-name="Text_20_body">140.8</text:p>
      <text:p text:style-name="Text_20_body">95</text:p>
      <text:p text:style-name="Text_20_body">3.92</text:p>
      <text:p text:style-name="Text_20_body">3.150</text:p>
      <text:p text:style-name="Text_20_body">22.90</text:p>
      <text:p text:style-name="Text_20_body">1</text:p>
      <text:p text:style-name="Text_20_body">0</text:p>
      <text:p text:style-name="Text_20_body">4</text:p>
      <text:p text:style-name="Text_20_body">2</text:p>
      <text:p text:style-name="Text_20_body">Merc 280</text:p>
      <text:p text:style-name="Text_20_body">19.2</text:p>
      <text:p text:style-name="Text_20_body">6</text:p>
      <text:p text:style-name="Text_20_body">167.6</text:p>
      <text:p text:style-name="Text_20_body">123</text:p>
      <text:p text:style-name="Text_20_body">3.92</text:p>
      <text:p text:style-name="Text_20_body">3.440</text:p>
      <text:p text:style-name="Text_20_body">18.30</text:p>
      <text:p text:style-name="Text_20_body">1</text:p>
      <text:p text:style-name="Text_20_body">0</text:p>
      <text:p text:style-name="Text_20_body">4</text:p>
      <text:p text:style-name="Text_20_body">4</text:p>
      <text:p text:style-name="Text_20_body">Merc 280C</text:p>
      <text:p text:style-name="Text_20_body">17.8</text:p>
      <text:p text:style-name="Text_20_body">6</text:p>
      <text:p text:style-name="Text_20_body">167.6</text:p>
      <text:p text:style-name="Text_20_body">123</text:p>
      <text:p text:style-name="Text_20_body">3.92</text:p>
      <text:p text:style-name="Text_20_body">3.440</text:p>
      <text:p text:style-name="Text_20_body">18.90</text:p>
      <text:p text:style-name="Text_20_body">1</text:p>
      <text:p text:style-name="Text_20_body">0</text:p>
      <text:p text:style-name="Text_20_body">4</text:p>
      <text:p text:style-name="Text_20_body">4</text:p>
      <text:p text:style-name="Text_20_body">Merc 450SE</text:p>
      <text:p text:style-name="Text_20_body">16.4</text:p>
      <text:p text:style-name="Text_20_body">8</text:p>
      <text:p text:style-name="Text_20_body">275.8</text:p>
      <text:p text:style-name="Text_20_body">180</text:p>
      <text:p text:style-name="Text_20_body">3.07</text:p>
      <text:p text:style-name="Text_20_body">4.070</text:p>
      <text:p text:style-name="Text_20_body">17.40</text:p>
      <text:p text:style-name="Text_20_body">0</text:p>
      <text:p text:style-name="Text_20_body">0</text:p>
      <text:p text:style-name="Text_20_body">3</text:p>
      <text:p text:style-name="Text_20_body">3</text:p>
      <text:p text:style-name="Text_20_body">Merc 450SL</text:p>
      <text:p text:style-name="Text_20_body">17.3</text:p>
      <text:p text:style-name="Text_20_body">8</text:p>
      <text:p text:style-name="Text_20_body">275.8</text:p>
      <text:p text:style-name="Text_20_body">180</text:p>
      <text:p text:style-name="Text_20_body">3.07</text:p>
      <text:p text:style-name="Text_20_body">3.730</text:p>
      <text:p text:style-name="Text_20_body">17.60</text:p>
      <text:p text:style-name="Text_20_body">0</text:p>
      <text:p text:style-name="Text_20_body">0</text:p>
      <text:p text:style-name="Text_20_body">3</text:p>
      <text:p text:style-name="Text_20_body">3</text:p>
      <text:p text:style-name="Text_20_body">Merc 450SLC</text:p>
      <text:p text:style-name="Text_20_body">15.2</text:p>
      <text:p text:style-name="Text_20_body">8</text:p>
      <text:p text:style-name="Text_20_body">275.8</text:p>
      <text:p text:style-name="Text_20_body">180</text:p>
      <text:p text:style-name="Text_20_body">3.07</text:p>
      <text:p text:style-name="Text_20_body">3.780</text:p>
      <text:p text:style-name="Text_20_body">18.00</text:p>
      <text:p text:style-name="Text_20_body">0</text:p>
      <text:p text:style-name="Text_20_body">0</text:p>
      <text:p text:style-name="Text_20_body">3</text:p>
      <text:p text:style-name="Text_20_body">3</text:p>
      <text:p text:style-name="Text_20_body">Cadillac Fleetwood</text:p>
      <text:p text:style-name="Text_20_body">10.4</text:p>
      <text:p text:style-name="Text_20_body">8</text:p>
      <text:p text:style-name="Text_20_body">472.0</text:p>
      <text:p text:style-name="Text_20_body">205</text:p>
      <text:p text:style-name="Text_20_body">2.93</text:p>
      <text:p text:style-name="Text_20_body">5.250</text:p>
      <text:p text:style-name="Text_20_body">17.98</text:p>
      <text:p text:style-name="Text_20_body">0</text:p>
      <text:p text:style-name="Text_20_body">0</text:p>
      <text:p text:style-name="Text_20_body">3</text:p>
      <text:p text:style-name="Text_20_body">4</text:p>
      <text:p text:style-name="Text_20_body">Lincoln Continental</text:p>
      <text:p text:style-name="Text_20_body">10.4</text:p>
      <text:p text:style-name="Text_20_body">8</text:p>
      <text:p text:style-name="Text_20_body">460.0</text:p>
      <text:p text:style-name="Text_20_body">215</text:p>
      <text:p text:style-name="Text_20_body">3.00</text:p>
      <text:p text:style-name="Text_20_body">5.424</text:p>
      <text:p text:style-name="Text_20_body">17.82</text:p>
      <text:p text:style-name="Text_20_body">0</text:p>
      <text:p text:style-name="Text_20_body">0</text:p>
      <text:p text:style-name="Text_20_body">3</text:p>
      <text:p text:style-name="Text_20_body">4</text:p>
      <text:p text:style-name="Text_20_body">Chrysler Imperial</text:p>
      <text:p text:style-name="Text_20_body">14.7</text:p>
      <text:p text:style-name="Text_20_body">8</text:p>
      <text:p text:style-name="Text_20_body">440.0</text:p>
      <text:p text:style-name="Text_20_body">230</text:p>
      <text:p text:style-name="Text_20_body">3.23</text:p>
      <text:p text:style-name="Text_20_body">5.345</text:p>
      <text:p text:style-name="Text_20_body">17.42</text:p>
      <text:p text:style-name="Text_20_body">0</text:p>
      <text:p text:style-name="Text_20_body">0</text:p>
      <text:p text:style-name="Text_20_body">3</text:p>
      <text:p text:style-name="Text_20_body">4</text:p>
      <text:p text:style-name="Text_20_body">Fiat 128</text:p>
      <text:p text:style-name="Text_20_body">32.4</text:p>
      <text:p text:style-name="Text_20_body">4</text:p>
      <text:p text:style-name="Text_20_body">78.7</text:p>
      <text:p text:style-name="Text_20_body">66</text:p>
      <text:p text:style-name="Text_20_body">4.08</text:p>
      <text:p text:style-name="Text_20_body">2.200</text:p>
      <text:p text:style-name="Text_20_body">19.47</text:p>
      <text:p text:style-name="Text_20_body">1</text:p>
      <text:p text:style-name="Text_20_body">1</text:p>
      <text:p text:style-name="Text_20_body">4</text:p>
      <text:p text:style-name="Text_20_body">1</text:p>
      <text:p text:style-name="Text_20_body">Honda Civic</text:p>
      <text:p text:style-name="Text_20_body">30.4</text:p>
      <text:p text:style-name="Text_20_body">4</text:p>
      <text:p text:style-name="Text_20_body">75.7</text:p>
      <text:p text:style-name="Text_20_body">52</text:p>
      <text:p text:style-name="Text_20_body">4.93</text:p>
      <text:p text:style-name="Text_20_body">1.615</text:p>
      <text:p text:style-name="Text_20_body">18.52</text:p>
      <text:p text:style-name="Text_20_body">1</text:p>
      <text:p text:style-name="Text_20_body">1</text:p>
      <text:p text:style-name="Text_20_body">4</text:p>
      <text:p text:style-name="Text_20_body">2</text:p>
      <text:p text:style-name="Text_20_body">Toyota Corolla</text:p>
      <text:p text:style-name="Text_20_body">33.9</text:p>
      <text:p text:style-name="Text_20_body">4</text:p>
      <text:p text:style-name="Text_20_body">71.1</text:p>
      <text:p text:style-name="Text_20_body">65</text:p>
      <text:p text:style-name="Text_20_body">4.22</text:p>
      <text:p text:style-name="Text_20_body">1.835</text:p>
      <text:p text:style-name="Text_20_body">19.90</text:p>
      <text:p text:style-name="Text_20_body">1</text:p>
      <text:p text:style-name="Text_20_body">1</text:p>
      <text:p text:style-name="Text_20_body">4</text:p>
      <text:p text:style-name="Text_20_body">1</text:p>
      <text:p text:style-name="Text_20_body">Toyota Corona</text:p>
      <text:p text:style-name="Text_20_body">21.5</text:p>
      <text:p text:style-name="Text_20_body">4</text:p>
      <text:p text:style-name="Text_20_body">120.1</text:p>
      <text:p text:style-name="Text_20_body">97</text:p>
      <text:p text:style-name="Text_20_body">3.70</text:p>
      <text:p text:style-name="Text_20_body">2.465</text:p>
      <text:p text:style-name="Text_20_body">20.01</text:p>
      <text:p text:style-name="Text_20_body">1</text:p>
      <text:p text:style-name="Text_20_body">0</text:p>
      <text:p text:style-name="Text_20_body">3</text:p>
      <text:p text:style-name="Text_20_body">1</text:p>
      <text:p text:style-name="Text_20_body">Dodge Challenger</text:p>
      <text:p text:style-name="Text_20_body">15.5</text:p>
      <text:p text:style-name="Text_20_body">8</text:p>
      <text:p text:style-name="Text_20_body">318.0</text:p>
      <text:p text:style-name="Text_20_body">150</text:p>
      <text:p text:style-name="Text_20_body">2.76</text:p>
      <text:p text:style-name="Text_20_body">3.520</text:p>
      <text:p text:style-name="Text_20_body">16.87</text:p>
      <text:p text:style-name="Text_20_body">0</text:p>
      <text:p text:style-name="Text_20_body">0</text:p>
      <text:p text:style-name="Text_20_body">3</text:p>
      <text:p text:style-name="Text_20_body">2</text:p>
      <text:p text:style-name="Text_20_body">AMC Javelin</text:p>
      <text:p text:style-name="Text_20_body">15.2</text:p>
      <text:p text:style-name="Text_20_body">8</text:p>
      <text:p text:style-name="Text_20_body">304.0</text:p>
      <text:p text:style-name="Text_20_body">150</text:p>
      <text:p text:style-name="Text_20_body">3.15</text:p>
      <text:p text:style-name="Text_20_body">3.435</text:p>
      <text:p text:style-name="Text_20_body">17.30</text:p>
      <text:p text:style-name="Text_20_body">0</text:p>
      <text:p text:style-name="Text_20_body">0</text:p>
      <text:p text:style-name="Text_20_body">3</text:p>
      <text:p text:style-name="Text_20_body">2</text:p>
      <text:p text:style-name="Text_20_body">Camaro Z28</text:p>
      <text:p text:style-name="Text_20_body">13.3</text:p>
      <text:p text:style-name="Text_20_body">8</text:p>
      <text:p text:style-name="Text_20_body">350.0</text:p>
      <text:p text:style-name="Text_20_body">245</text:p>
      <text:p text:style-name="Text_20_body">3.73</text:p>
      <text:p text:style-name="Text_20_body">3.840</text:p>
      <text:p text:style-name="Text_20_body">15.41</text:p>
      <text:p text:style-name="Text_20_body">0</text:p>
      <text:p text:style-name="Text_20_body">0</text:p>
      <text:p text:style-name="Text_20_body">3</text:p>
      <text:p text:style-name="Text_20_body">4</text:p>
      <text:p text:style-name="Text_20_body">Pontiac Firebird</text:p>
      <text:p text:style-name="Text_20_body">19.2</text:p>
      <text:p text:style-name="Text_20_body">8</text:p>
      <text:p text:style-name="Text_20_body">400.0</text:p>
      <text:p text:style-name="Text_20_body">175</text:p>
      <text:p text:style-name="Text_20_body">3.08</text:p>
      <text:p text:style-name="Text_20_body">3.845</text:p>
      <text:p text:style-name="Text_20_body">17.05</text:p>
      <text:p text:style-name="Text_20_body">0</text:p>
      <text:p text:style-name="Text_20_body">0</text:p>
      <text:p text:style-name="Text_20_body">3</text:p>
      <text:p text:style-name="Text_20_body">2</text:p>
      <text:p text:style-name="Text_20_body">Fiat X1-9</text:p>
      <text:p text:style-name="Text_20_body">27.3</text:p>
      <text:p text:style-name="Text_20_body">4</text:p>
      <text:p text:style-name="Text_20_body">79.0</text:p>
      <text:p text:style-name="Text_20_body">66</text:p>
      <text:p text:style-name="Text_20_body">4.08</text:p>
      <text:p text:style-name="Text_20_body">1.935</text:p>
      <text:p text:style-name="Text_20_body">18.90</text:p>
      <text:p text:style-name="Text_20_body">1</text:p>
      <text:p text:style-name="Text_20_body">1</text:p>
      <text:p text:style-name="Text_20_body">4</text:p>
      <text:p text:style-name="Text_20_body">1</text:p>
      <text:p text:style-name="Text_20_body">Porsche 914-2</text:p>
      <text:p text:style-name="Text_20_body">26.0</text:p>
      <text:p text:style-name="Text_20_body">4</text:p>
      <text:p text:style-name="Text_20_body">120.3</text:p>
      <text:p text:style-name="Text_20_body">91</text:p>
      <text:p text:style-name="Text_20_body">4.43</text:p>
      <text:p text:style-name="Text_20_body">2.140</text:p>
      <text:p text:style-name="Text_20_body">16.70</text:p>
      <text:p text:style-name="Text_20_body">0</text:p>
      <text:p text:style-name="Text_20_body">1</text:p>
      <text:p text:style-name="Text_20_body">5</text:p>
      <text:p text:style-name="Text_20_body">2</text:p>
      <text:p text:style-name="Text_20_body">Lotus Europa</text:p>
      <text:p text:style-name="Text_20_body">30.4</text:p>
      <text:p text:style-name="Text_20_body">4</text:p>
      <text:p text:style-name="Text_20_body">95.1</text:p>
      <text:p text:style-name="Text_20_body">113</text:p>
      <text:p text:style-name="Text_20_body">3.77</text:p>
      <text:p text:style-name="Text_20_body">1.513</text:p>
      <text:p text:style-name="Text_20_body">16.90</text:p>
      <text:p text:style-name="Text_20_body">1</text:p>
      <text:p text:style-name="Text_20_body">1</text:p>
      <text:p text:style-name="Text_20_body">5</text:p>
      <text:p text:style-name="Text_20_body">2</text:p>
      <text:p text:style-name="Text_20_body">Ford Pantera L</text:p>
      <text:p text:style-name="Text_20_body">15.8</text:p>
      <text:p text:style-name="Text_20_body">8</text:p>
      <text:p text:style-name="Text_20_body">351.0</text:p>
      <text:p text:style-name="Text_20_body">264</text:p>
      <text:p text:style-name="Text_20_body">4.22</text:p>
      <text:p text:style-name="Text_20_body">3.170</text:p>
      <text:p text:style-name="Text_20_body">14.50</text:p>
      <text:p text:style-name="Text_20_body">0</text:p>
      <text:p text:style-name="Text_20_body">1</text:p>
      <text:p text:style-name="Text_20_body">5</text:p>
      <text:p text:style-name="Text_20_body">4</text:p>
      <text:p text:style-name="Text_20_body">Ferrari Dino</text:p>
      <text:p text:style-name="Text_20_body">19.7</text:p>
      <text:p text:style-name="Text_20_body">6</text:p>
      <text:p text:style-name="Text_20_body">145.0</text:p>
      <text:p text:style-name="Text_20_body">175</text:p>
      <text:p text:style-name="Text_20_body">3.62</text:p>
      <text:p text:style-name="Text_20_body">2.770</text:p>
      <text:p text:style-name="Text_20_body">15.50</text:p>
      <text:p text:style-name="Text_20_body">0</text:p>
      <text:p text:style-name="Text_20_body">1</text:p>
      <text:p text:style-name="Text_20_body">5</text:p>
      <text:p text:style-name="Text_20_body">6</text:p>
      <text:p text:style-name="Text_20_body">Maserati Bora</text:p>
      <text:p text:style-name="Text_20_body">15.0</text:p>
      <text:p text:style-name="Text_20_body">8</text:p>
      <text:p text:style-name="Text_20_body">301.0</text:p>
      <text:p text:style-name="Text_20_body">335</text:p>
      <text:p text:style-name="Text_20_body">3.54</text:p>
      <text:p text:style-name="Text_20_body">3.570</text:p>
      <text:p text:style-name="Text_20_body">14.60</text:p>
      <text:p text:style-name="Text_20_body">0</text:p>
      <text:p text:style-name="Text_20_body">1</text:p>
      <text:p text:style-name="Text_20_body">5</text:p>
      <text:p text:style-name="Text_20_body">8</text:p>
      <text:p text:style-name="Text_20_body">Volvo 142E</text:p>
      <text:p text:style-name="Text_20_body">21.4</text:p>
      <text:p text:style-name="Text_20_body">4</text:p>
      <text:p text:style-name="Text_20_body">121.0</text:p>
      <text:p text:style-name="Text_20_body">109</text:p>
      <text:p text:style-name="Text_20_body">4.11</text:p>
      <text:p text:style-name="Text_20_body">2.780</text:p>
      <text:p text:style-name="Text_20_body">18.60</text:p>
      <text:p text:style-name="Text_20_body">1</text:p>
      <text:p text:style-name="Text_20_body">1</text:p>
      <text:p text:style-name="Text_20_body">4</text:p>
      <text:p text:style-name="Text_20_body"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niting to ODT</dc:title>
  </office:meta>
</office:document-meta>
</file>